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17f" officeooo:paragraph-rsid="000e017f"/>
    </style:style>
    <style:style style:name="P2" style:family="paragraph" style:parent-style-name="Standard">
      <style:text-properties officeooo:rsid="000fa633" officeooo:paragraph-rsid="000fa633"/>
    </style:style>
    <style:style style:name="P3" style:family="paragraph" style:parent-style-name="Standard">
      <style:text-properties officeooo:rsid="000fa633" officeooo:paragraph-rsid="0010c23a"/>
    </style:style>
    <style:style style:name="P4" style:family="paragraph" style:parent-style-name="Standard">
      <style:text-properties officeooo:rsid="0010c23a" officeooo:paragraph-rsid="0010c23a"/>
    </style:style>
    <style:style style:name="P5" style:family="paragraph" style:parent-style-name="Standard">
      <style:text-properties officeooo:rsid="001252b9" officeooo:paragraph-rsid="001252b9"/>
    </style:style>
    <style:style style:name="P6" style:family="paragraph" style:parent-style-name="Standard">
      <style:text-properties officeooo:rsid="001252b9" officeooo:paragraph-rsid="001252b9"/>
    </style:style>
    <style:style style:name="P7" style:family="paragraph" style:parent-style-name="Standard">
      <style:text-properties officeooo:rsid="00139c88" officeooo:paragraph-rsid="00139c88"/>
    </style:style>
    <style:style style:name="T1" style:family="text">
      <style:text-properties officeooo:rsid="000fa633"/>
    </style:style>
    <style:style style:name="T2" style:family="text">
      <style:text-properties officeooo:rsid="0010c23a"/>
    </style:style>
    <style:style style:name="T3" style:family="text">
      <style:text-properties officeooo:rsid="001252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ODO SHIFT-REDUCE</text:p>
      <text:p text:style-name="P1"/>
      <text:p text:style-name="P1">Usaremos la siguiente cadena para mostrar el método:</text:p>
      <text:p text:style-name="P1"/>
      <text:p text:style-name="P1">BEGIN = x <text:s/><text:span text:style-name="T1">1; </text:span><text:s/>END</text:p>
      <text:p text:style-name="P1"/>
      <text:p text:style-name="P2"/>
      <text:p text:style-name="P2"/>
      <text:p text:style-name="P2">ESTADO <text:tab/><text:tab/><text:tab/><text:tab/>ENTRADA <text:tab/><text:tab/><text:tab/><text:tab/>ACCION</text:p>
      <text:p text:style-name="P2">0<text:tab/><text:tab/><text:tab/>BEGIN IGUAL ID NUM PUNTCOM END<text:tab/><text:tab/>D1</text:p>
      <text:p text:style-name="P2">01 <text:tab/><text:tab/> <text:tab/><text:tab/> IGUAL ID NUM PUNTCOM END<text:tab/><text:tab/>D3</text:p>
      <text:p text:style-name="P2">013<text:tab/><text:tab/><text:tab/><text:tab/><text:tab/> <text:s/>ID NUM PUNTCOM END<text:tab/><text:tab/>D(15)</text:p>
      <text:p text:style-name="P2">013(15)<text:tab/><text:tab/><text:tab/><text:tab/> <text:s text:c="6"/>NUM PUNTCOM END<text:tab/><text:tab/>D(27)</text:p>
      <text:p text:style-name="P3">013(15)(27)<text:tab/><text:tab/><text:tab/><text:tab/><text:tab/> <text:s text:c="5"/>PUNTCOM END<text:tab/><text:tab/>R4<text:span text:style-name="T2">6(go 15→ form2)</text:span></text:p>
      <text:p text:style-name="P4">013(15)(39)<text:tab/><text:tab/><text:tab/><text:tab/><text:tab/><text:span text:style-name="T1"> <text:s text:c="5"/>PUNTCOM END<text:tab/><text:tab/>R4</text:span>2(go 15→form)</text:p>
      <text:p text:style-name="P4">013(15)(38)<text:tab/><text:tab/><text:tab/><text:tab/><text:tab/><text:span text:style-name="T1"> <text:s text:c="5"/>PUNTCOM END<text:tab/><text:tab/>R</text:span>39(go 15→<text:span text:style-name="T3"> </text:span>term)</text:p>
      <text:p text:style-name="P4">013(15)(37)<text:tab/><text:tab/><text:tab/><text:tab/><text:tab/><text:span text:style-name="T1"> <text:s text:c="5"/>PUNTCOM END<text:tab/><text:tab/>R</text:span>37(go 15→expr)</text:p>
      <text:p text:style-name="P4">013(15)(36)<text:tab/><text:tab/><text:tab/><text:tab/><text:tab/><text:span text:style-name="T1"> <text:s text:c="5"/>PUNTCOM END<text:tab/><text:tab/></text:span>D(57)</text:p>
      <text:p text:style-name="P5">013(15)(36)(57)<text:tab/><text:tab/><text:tab/><text:tab/><text:tab/><text:tab/> <text:s text:c="2"/>END <text:tab/>R35(go 15→instruccion)</text:p>
      <text:p text:style-name="P5">013(15)(35)<text:tab/><text:tab/><text:tab/><text:tab/><text:tab/><text:tab/><text:tab/> <text:s text:c="2"/>END<text:tab/><text:tab/>R34(go 1→ asignacion)</text:p>
      <text:p text:style-name="P5">01(13)<text:tab/><text:tab/><text:tab/><text:tab/><text:tab/><text:tab/><text:tab/><text:tab/> <text:s text:c="2"/>END<text:tab/><text:tab/>R7(go 1→ fuente)</text:p>
      <text:p text:style-name="P5">018<text:tab/><text:tab/><text:tab/><text:tab/><text:tab/><text:tab/><text:tab/><text:tab/> <text:s text:c="2"/>END<text:tab/><text:tab/>D(20)</text:p>
      <text:p text:style-name="P5">018(20)<text:tab/><text:tab/><text:tab/><text:tab/><text:tab/><text:tab/><text:tab/> <text:s text:c="7"/>$<text:tab/><text:tab/>R1(go 0 → cuerpo)</text:p>
      <text:p text:style-name="P5">02<text:tab/><text:tab/><text:tab/><text:tab/><text:tab/><text:tab/><text:tab/><text:tab/> <text:s text:c="7"/>$<text:tab/><text:tab/>D(14)</text:p>
      <text:p text:style-name="P5">02(14)<text:tab/><text:tab/><text:tab/><text:tab/><text:tab/><text:tab/><text:tab/><text:tab/> <text:s text:c="7"/>$<text:tab/><text:tab/>aceptar</text:p>
      <text:p text:style-name="P5"><text:s/></text:p>
      <text:p text:style-name="P5"/>
      <text:p text:style-name="P7">Donde las reglas se encuentran en leng2.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0:33:19.764099741</meta:creation-date>
    <dc:date>2017-10-12T13:00:08.492490585</dc:date>
    <meta:editing-duration>PT8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06" meta:character-count="819" meta:non-whitespace-character-count="552"/>
  </office:meta>
</office:document-meta>
</file>